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5250e" officeooo:paragraph-rsid="0005250e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250e" officeooo:paragraph-rsid="001f554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de6d" officeooo:paragraph-rsid="001f554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de6d" officeooo:paragraph-rsid="001f7ab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de6d" officeooo:paragraph-rsid="00230b5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de6d" officeooo:paragraph-rsid="0037430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de6d" officeooo:paragraph-rsid="0037612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92279" officeooo:paragraph-rsid="001f554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7abf" officeooo:paragraph-rsid="002573c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7abf" officeooo:paragraph-rsid="0024a5f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7abf" officeooo:paragraph-rsid="0037430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7abf" officeooo:paragraph-rsid="0037612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7abf" officeooo:paragraph-rsid="003798c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7abf" officeooo:paragraph-rsid="00397eb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7abf" officeooo:paragraph-rsid="0039cc8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cca2e" officeooo:paragraph-rsid="002800d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798c3" officeooo:paragraph-rsid="003798c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97eb4" officeooo:paragraph-rsid="00397eb4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cca2e" officeooo:paragraph-rsid="001af98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cca2e" officeooo:paragraph-rsid="002b85d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cca2e" officeooo:paragraph-rsid="0033e5b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af984" officeooo:paragraph-rsid="001af98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af984" officeooo:paragraph-rsid="002573c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af984" officeooo:paragraph-rsid="00397eb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0e20fd" officeooo:paragraph-rsid="0025abc6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0e20fd" officeooo:paragraph-rsid="00299f2b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0e20fd" officeooo:paragraph-rsid="002b85db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0e20fd" officeooo:paragraph-rsid="0031f66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0e20fd" officeooo:paragraph-rsid="0033e5b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0e20fd" officeooo:paragraph-rsid="00397eb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0e20fd" officeooo:paragraph-rsid="003ae804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0e20fd" officeooo:paragraph-rsid="003c44fc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0e20fd" officeooo:paragraph-rsid="003d56e6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99f2b" officeooo:paragraph-rsid="00299f2b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299f2b" officeooo:paragraph-rsid="002b85db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99f2b" officeooo:paragraph-rsid="0033e5b5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fbf6e" officeooo:paragraph-rsid="002fbf6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fbf6e" officeooo:paragraph-rsid="0033e5b5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324e06" officeooo:paragraph-rsid="0033e5b5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1f5549" officeooo:paragraph-rsid="001f554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1f5549" officeooo:paragraph-rsid="00376120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1f5549" officeooo:paragraph-rsid="003798c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329ab7" officeooo:paragraph-rsid="0033e5b5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329ab7" officeooo:paragraph-rsid="003e34b5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rsid="00329ab7" officeooo:paragraph-rsid="0040325c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329ab7" officeooo:paragraph-rsid="00419542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24pt" officeooo:rsid="0005250e" officeooo:paragraph-rsid="0005250e" style:font-size-asian="24pt" style:font-size-complex="24pt"/>
    </style:style>
    <style:style style:name="P48" style:family="paragraph" style:parent-style-name="Standard">
      <style:paragraph-properties fo:text-align="start" style:justify-single-word="false"/>
      <style:text-properties fo:font-size="18pt" officeooo:rsid="000cca2e" officeooo:paragraph-rsid="002800de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fo:font-size="18pt" officeooo:rsid="000cca2e" officeooo:paragraph-rsid="0033e5b5" style:font-size-asian="18pt" style:font-size-complex="18pt"/>
    </style:style>
    <style:style style:name="P50" style:family="paragraph" style:parent-style-name="Standard">
      <style:paragraph-properties fo:text-align="start" style:justify-single-word="false"/>
      <style:text-properties fo:font-size="18pt" officeooo:rsid="000cca2e" officeooo:paragraph-rsid="002b85db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fo:font-size="18pt" officeooo:rsid="000cca2e" officeooo:paragraph-rsid="0040325c" style:font-size-asian="18pt" style:font-size-complex="18pt"/>
    </style:style>
    <style:style style:name="P52" style:family="paragraph" style:parent-style-name="Standard">
      <style:paragraph-properties fo:text-align="start" style:justify-single-word="false"/>
      <style:text-properties fo:font-size="18pt" officeooo:rsid="000cca2e" officeooo:paragraph-rsid="00419542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fo:font-size="18pt" officeooo:rsid="0005250e" officeooo:paragraph-rsid="001f5549" style:font-size-asian="18pt" style:font-size-complex="18pt"/>
    </style:style>
    <style:style style:name="P54" style:family="paragraph" style:parent-style-name="Standard">
      <style:paragraph-properties fo:text-align="start" style:justify-single-word="false"/>
      <style:text-properties fo:font-size="18pt" officeooo:rsid="001af984" officeooo:paragraph-rsid="001af984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fo:font-size="18pt" officeooo:rsid="001af984" officeooo:paragraph-rsid="0033e5b5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font-size="18pt" officeooo:rsid="00324e06" officeooo:paragraph-rsid="0033e5b5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fo:font-size="18pt" officeooo:rsid="001f5549" officeooo:paragraph-rsid="00376120" style:font-size-asian="18pt" style:font-size-complex="18pt"/>
    </style:style>
    <style:style style:name="P58" style:family="paragraph" style:parent-style-name="Standard">
      <style:paragraph-properties fo:text-align="start" style:justify-single-word="false"/>
      <style:text-properties fo:font-size="18pt" officeooo:rsid="001f5549" officeooo:paragraph-rsid="003798c3" style:font-size-asian="18pt" style:font-size-complex="18pt"/>
    </style:style>
    <style:style style:name="P59" style:family="paragraph" style:parent-style-name="Standard">
      <style:paragraph-properties fo:text-align="start" style:justify-single-word="false"/>
      <style:text-properties fo:font-size="18pt" officeooo:rsid="001f5549" officeooo:paragraph-rsid="00397eb4" style:font-size-asian="18pt" style:font-size-complex="18pt"/>
    </style:style>
    <style:style style:name="P60" style:family="paragraph" style:parent-style-name="Standard">
      <style:paragraph-properties fo:text-align="start" style:justify-single-word="false"/>
      <style:text-properties fo:font-size="18pt" officeooo:rsid="00374308" officeooo:paragraph-rsid="00374308" style:font-size-asian="18pt" style:font-size-complex="18pt"/>
    </style:style>
    <style:style style:name="P61" style:family="paragraph" style:parent-style-name="Standard">
      <style:paragraph-properties fo:text-align="start" style:justify-single-word="false"/>
      <style:text-properties fo:font-size="18pt" officeooo:rsid="00374308" officeooo:paragraph-rsid="00376120" style:font-size-asian="18pt" style:font-size-complex="18pt"/>
    </style:style>
    <style:style style:name="P62" style:family="paragraph" style:parent-style-name="Standard">
      <style:paragraph-properties fo:text-align="start" style:justify-single-word="false"/>
      <style:text-properties fo:font-size="18pt" officeooo:rsid="00374308" officeooo:paragraph-rsid="003798c3" style:font-size-asian="18pt" style:font-size-complex="18pt"/>
    </style:style>
    <style:style style:name="P63" style:family="paragraph" style:parent-style-name="Standard">
      <style:paragraph-properties fo:text-align="start" style:justify-single-word="false"/>
      <style:text-properties officeooo:paragraph-rsid="003798c3"/>
    </style:style>
    <style:style style:name="P64" style:family="paragraph" style:parent-style-name="Standard">
      <style:paragraph-properties fo:text-align="start" style:justify-single-word="false"/>
      <style:text-properties officeooo:paragraph-rsid="00397eb4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5de6d" officeooo:paragraph-rsid="001f5549" style:font-size-asian="10.5pt" style:font-size-complex="12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abaf6" officeooo:paragraph-rsid="001f5549" style:font-size-asian="10.5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2pt" officeooo:rsid="0040325c" officeooo:paragraph-rsid="0040325c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officeooo:rsid="0040325c" officeooo:paragraph-rsid="00419542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rsid="000e20fd" officeooo:paragraph-rsid="003d56e6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rsid="000e20fd" officeooo:paragraph-rsid="0046db43" style:font-size-asian="12pt" style:font-size-complex="12pt"/>
    </style:style>
    <style:style style:name="T1" style:family="text">
      <style:text-properties officeooo:rsid="0005de6d"/>
    </style:style>
    <style:style style:name="T2" style:family="text">
      <style:text-properties officeooo:rsid="0006a470"/>
    </style:style>
    <style:style style:name="T3" style:family="text">
      <style:text-properties officeooo:rsid="00092279"/>
    </style:style>
    <style:style style:name="T4" style:family="text">
      <style:text-properties fo:font-size="12pt" officeooo:rsid="00324e06" style:font-size-asian="12pt" style:font-size-complex="12pt"/>
    </style:style>
    <style:style style:name="T5" style:family="text">
      <style:text-properties fo:font-size="12pt" officeooo:rsid="00329ab7" style:font-size-asian="12pt" style:font-size-complex="12pt"/>
    </style:style>
    <style:style style:name="T6" style:family="text">
      <style:text-properties fo:font-size="12pt" officeooo:rsid="0033e5b5" style:font-size-asian="12pt" style:font-size-complex="12pt"/>
    </style:style>
    <style:style style:name="T7" style:family="text">
      <style:text-properties fo:font-size="12pt" officeooo:rsid="003d56e6" style:font-size-asian="12pt" style:font-size-complex="12pt"/>
    </style:style>
    <style:style style:name="T8" style:family="text">
      <style:text-properties fo:font-size="12pt" officeooo:rsid="003e34b5" style:font-size-asian="12pt" style:font-size-complex="12pt"/>
    </style:style>
    <style:style style:name="T9" style:family="text">
      <style:text-properties fo:font-size="12pt" officeooo:rsid="0040325c" style:font-size-asian="12pt" style:font-size-complex="12pt"/>
    </style:style>
    <style:style style:name="T10" style:family="text">
      <style:text-properties fo:font-size="12pt" officeooo:rsid="00419542" style:font-size-asian="12pt" style:font-size-complex="12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092279" style:font-size-asian="10.5pt" style:font-size-complex="12pt"/>
    </style:style>
    <style:style style:name="T13" style:family="text">
      <style:text-properties fo:font-size="12pt" officeooo:rsid="0005de6d" style:font-size-asian="10.5pt" style:font-size-complex="12pt"/>
    </style:style>
    <style:style style:name="T14" style:family="text">
      <style:text-properties fo:font-size="12pt" officeooo:rsid="00374308" style:font-size-asian="10.5pt" style:font-size-complex="12pt"/>
    </style:style>
    <style:style style:name="T15" style:family="text">
      <style:text-properties fo:font-size="12pt" officeooo:rsid="00238864" style:font-size-asian="10.5pt" style:font-size-complex="12pt"/>
    </style:style>
    <style:style style:name="T16" style:family="text">
      <style:text-properties fo:font-size="12pt" officeooo:rsid="00397eb4" style:font-size-asian="10.5pt" style:font-size-complex="12pt"/>
    </style:style>
    <style:style style:name="T17" style:family="text">
      <style:text-properties officeooo:rsid="000abaf6"/>
    </style:style>
    <style:style style:name="T18" style:family="text">
      <style:text-properties officeooo:rsid="000bc06c"/>
    </style:style>
    <style:style style:name="T19" style:family="text">
      <style:text-properties officeooo:rsid="000e20fd"/>
    </style:style>
    <style:style style:name="T20" style:family="text">
      <style:text-properties officeooo:rsid="0015ab8a"/>
    </style:style>
    <style:style style:name="T21" style:family="text">
      <style:text-properties officeooo:rsid="001af984" style:font-size-asian="12pt"/>
    </style:style>
    <style:style style:name="T22" style:family="text">
      <style:text-properties officeooo:rsid="0024a5f2" style:font-size-asian="12pt"/>
    </style:style>
    <style:style style:name="T23" style:family="text">
      <style:text-properties officeooo:rsid="0039cc87" style:font-size-asian="12pt"/>
    </style:style>
    <style:style style:name="T24" style:family="text">
      <style:text-properties officeooo:rsid="001f7abf"/>
    </style:style>
    <style:style style:name="T25" style:family="text">
      <style:text-properties officeooo:rsid="00238864"/>
    </style:style>
    <style:style style:name="T26" style:family="text">
      <style:text-properties officeooo:rsid="0024a5f2"/>
    </style:style>
    <style:style style:name="T27" style:family="text">
      <style:text-properties officeooo:rsid="001f7abf" style:font-size-asian="10.5pt"/>
    </style:style>
    <style:style style:name="T28" style:family="text">
      <style:text-properties officeooo:rsid="00397eb4" style:font-size-asian="10.5pt"/>
    </style:style>
    <style:style style:name="T29" style:family="text">
      <style:text-properties officeooo:rsid="0025abc6"/>
    </style:style>
    <style:style style:name="T30" style:family="text">
      <style:text-properties officeooo:rsid="002800de"/>
    </style:style>
    <style:style style:name="T31" style:family="text">
      <style:text-properties officeooo:rsid="0028cd62"/>
    </style:style>
    <style:style style:name="T32" style:family="text">
      <style:text-properties officeooo:rsid="00292e88"/>
    </style:style>
    <style:style style:name="T33" style:family="text">
      <style:text-properties officeooo:rsid="00299f2b"/>
    </style:style>
    <style:style style:name="T34" style:family="text">
      <style:text-properties officeooo:rsid="002b85db"/>
    </style:style>
    <style:style style:name="T35" style:family="text">
      <style:text-properties officeooo:rsid="0031f665"/>
    </style:style>
    <style:style style:name="T3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798c3" style:font-size-asian="12pt" style:font-style-asian="normal" style:font-weight-asian="normal" style:font-size-complex="12pt" style:text-emphasize="none"/>
    </style:style>
    <style:style style:name="T3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97eb4" style:font-size-asian="12pt" style:font-style-asian="normal" style:font-weight-asian="normal" style:font-size-complex="12pt" style:text-emphasize="none"/>
    </style:style>
    <style:style style:name="T39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f7abf" style:font-style-asian="normal" style:font-weight-asian="normal" style:text-emphasize="none"/>
    </style:style>
    <style:style style:name="T40" style:family="text">
      <style:text-properties officeooo:rsid="00329ab7"/>
    </style:style>
    <style:style style:name="T41" style:family="text">
      <style:text-properties officeooo:rsid="0033e5b5"/>
    </style:style>
    <style:style style:name="T42" style:family="text">
      <style:text-properties officeooo:rsid="00374308"/>
    </style:style>
    <style:style style:name="T43" style:family="text">
      <style:text-properties officeooo:rsid="00376120"/>
    </style:style>
    <style:style style:name="T44" style:family="text">
      <style:text-properties officeooo:rsid="003798c3"/>
    </style:style>
    <style:style style:name="T45" style:family="text">
      <style:text-properties style:font-name="Liberation Serif" fo:font-size="12pt" officeooo:rsid="00374308" style:font-size-asian="12pt" style:font-size-complex="12pt"/>
    </style:style>
    <style:style style:name="T46" style:family="text">
      <style:text-properties officeooo:rsid="00397eb4"/>
    </style:style>
    <style:style style:name="T47" style:family="text">
      <style:text-properties officeooo:rsid="003ae804"/>
    </style:style>
    <style:style style:name="T48" style:family="text">
      <style:text-properties officeooo:rsid="003c44fc"/>
    </style:style>
    <style:style style:name="T49" style:family="text">
      <style:text-properties officeooo:rsid="003d56e6"/>
    </style:style>
    <style:style style:name="T50" style:family="text">
      <style:text-properties officeooo:rsid="003e34b5"/>
    </style:style>
    <style:style style:name="T51" style:family="text">
      <style:text-properties officeooo:rsid="0040325c"/>
    </style:style>
    <style:style style:name="T52" style:family="text">
      <style:text-properties officeooo:rsid="00419542"/>
    </style:style>
    <style:style style:name="T53" style:family="text">
      <style:text-properties officeooo:rsid="0045eff4"/>
    </style:style>
    <style:style style:name="T54" style:family="text">
      <style:text-properties officeooo:rsid="0047ec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//Database ID Index<text:span text:style-name="T19">\\</text:span></text:p>
      <text:p text:style-name="P1"/>
      <text:p text:style-name="P56">[Answer Type] Answer IDs</text:p>
      <text:p text:style-name="P49"><text:span text:style-name="T4"><text:s text:c="9"/></text:span><text:span text:style-name="T8">Social Link </text:span><text:span text:style-name="T9">Answer</text:span><text:span text:style-name="T6"> </text:span><text:span text:style-name="T5">Example: </text:span><text:span text:style-name="T6">{</text:span><text:span text:style-name="T7">A1</text:span><text:span text:style-name="T6">}-{0</text:span><text:span text:style-name="T7">2S0201}{FR}</text:span></text:p>
      <text:p text:style-name="P43"><text:s text:c="15"/>A<text:span text:style-name="T50">1</text:span> = Answer <text:span text:style-name="T50">Number for Related Prompt <text:s text:c="2"/>(Auto-Incremented to keep answers in order)</text:span></text:p>
      <text:p text:style-name="P44"><text:s text:c="15"/><text:span text:style-name="T41">02S0201 = Associated Prompt ID Minus the Prompt Type</text:span></text:p>
      <text:p text:style-name="P45"><text:s text:c="15"/><text:span text:style-name="T50">FR</text:span> = <text:span text:style-name="T51">Denotes Answer Type <text:s text:c="2"/>(FR for friend answer and LV for lover answer; there can be a</text:span></text:p>
      <text:p text:style-name="P45"><text:s text:c="18"/><text:span text:style-name="T51">lover answer under a friend prompt)</text:span></text:p>
      <text:p text:style-name="P45"/>
      <text:p text:style-name="P51"><text:span text:style-name="T4"><text:s text:c="9"/></text:span><text:span text:style-name="T9">Story Answer Example: {A1}-{20110412D01}{ST}</text:span></text:p>
      <text:p text:style-name="P46"><text:s text:c="15"/><text:span text:style-name="T51">A1 = </text:span>Answer <text:span text:style-name="T50">Number for Related Prompt <text:s text:c="2"/>(Auto-Incremented to keep answers in order)</text:span></text:p>
      <text:p text:style-name="P45"><text:s text:c="15"/><text:span text:style-name="T51">20110412D01 = Associated Prompt ID Minus the Prompt Type</text:span></text:p>
      <text:p text:style-name="P51"><text:span text:style-name="T4"><text:s text:c="15"/></text:span><text:span text:style-name="T9">ST = Answer Type</text:span></text:p>
      <text:p text:style-name="P67"/>
      <text:p text:style-name="P52"><text:span text:style-name="T4"><text:s text:c="9"/></text:span><text:span text:style-name="T10">Dungeon</text:span><text:span text:style-name="T9"> Answer Example: {A1}-{</text:span><text:span text:style-name="T10">02D01</text:span><text:span text:style-name="T9">}{</text:span><text:span text:style-name="T10">DN</text:span><text:span text:style-name="T9">}</text:span></text:p>
      <text:p text:style-name="P46"><text:s text:c="15"/><text:span text:style-name="T51">A1 = </text:span>Answer <text:span text:style-name="T50">Number for Related Prompt <text:s text:c="2"/>(Auto-Incremented to keep answers in order)</text:span></text:p>
      <text:p text:style-name="P46"><text:s text:c="15"/><text:span text:style-name="T52">02D01 = Associated Prompt ID Minus the Prompt Type</text:span></text:p>
      <text:p text:style-name="P52"><text:span text:style-name="T4"><text:s text:c="15"/></text:span><text:span text:style-name="T10">DN</text:span><text:span text:style-name="T9"> = Answer Type</text:span></text:p>
      <text:p text:style-name="P68"/>
      <text:p text:style-name="P39"><text:s text:c="9"/>Answer Acronyms:</text:p>
      <text:p text:style-name="P36"><text:span text:style-name="T40"><text:s text:c="15"/></text:span>D<text:span text:style-name="T52">N</text:span> = Dungeon <text:span text:style-name="T41">Answer</text:span></text:p>
      <text:p text:style-name="P29"><text:s text:c="15"/><text:span text:style-name="T52">FR = Friend Answer</text:span></text:p>
      <text:p text:style-name="P38"><text:s text:c="15"/>L<text:span text:style-name="T52">C</text:span> = Lecture <text:span text:style-name="T41">Answer</text:span></text:p>
      <text:p text:style-name="P29"><text:s text:c="15"/><text:span text:style-name="T52">LV = Lover Answer</text:span></text:p>
      <text:p text:style-name="P29"><text:s text:c="15"/><text:span text:style-name="T33">PH = Phone Answer</text:span></text:p>
      <text:p text:style-name="P29"><text:s text:c="15"/><text:span text:style-name="T33">ST = Story Answer</text:span></text:p>
      <text:p text:style-name="P21"/>
      <text:p text:style-name="P21"/>
      <text:p text:style-name="P21"/>
      <text:p text:style-name="P55"><text:span text:style-name="T32">[Event Type]</text:span> <text:span text:style-name="T32">Event IDs</text:span></text:p>
      <text:p text:style-name="P22"><text:s text:c="9"/><text:span text:style-name="T32">Inspiration: Auto-Increment</text:span></text:p>
      <text:p text:style-name="P22"/>
      <text:p text:style-name="P22"><text:s text:c="9"/><text:span text:style-name="T32">Example: {SLE}{01}</text:span></text:p>
      <text:p text:style-name="P22"><text:s text:c="15"/><text:span text:style-name="T33">SLE = Event Type</text:span></text:p>
      <text:p text:style-name="P22"><text:s text:c="15"/><text:span text:style-name="T33">01 = Event Number</text:span></text:p>
      <text:p text:style-name="P22"/>
      <text:p text:style-name="P22"><text:s text:c="9"/><text:span text:style-name="T33">Event Acronyms:</text:span></text:p>
      <text:p text:style-name="P34"><text:s text:c="15"/>D<text:span text:style-name="T53">N</text:span>E = Dungeon Event</text:p>
      <text:p text:style-name="P26"><text:s text:c="15"/><text:span text:style-name="T33">PHE = Phone Event</text:span></text:p>
      <text:p text:style-name="P27"><text:s text:c="15"/><text:span text:style-name="T33">STE = Story Event</text:span></text:p>
      <text:p text:style-name="P35"><text:s text:c="15"/>SLE = Social Link Event</text:p>
      <text:p text:style-name="P20"/>
      <text:p text:style-name="P20"/>
      <text:p text:style-name="P20"/>
      <text:p text:style-name="P50"><text:span text:style-name="T34">[Prompt Type] Prompt</text:span> IDs</text:p>
      <text:p text:style-name="P20"/>
      <text:p text:style-name="P20"><text:soft-page-break/></text:p>
      <text:p text:style-name="P31"><text:s text:c="9"/><text:span text:style-name="T47">Social Link Prompt Example: {FR}-{02S}{02}{01}</text:span></text:p>
      <text:p text:style-name="P28"><text:s text:c="15"/><text:span text:style-name="T47">FR = Prompt Type <text:s text:c="2"/>(Uses FR to denote a friend prompt or LV to denote lover prompt)</text:span></text:p>
      <text:p text:style-name="P28"><text:s text:c="15"/><text:span text:style-name="T35">02S = Associated Social Link Number <text:s text:c="2"/>(Uses the social links ID then adds an S to the end)</text:span></text:p>
      <text:p text:style-name="P31"><text:s text:c="15"/><text:span text:style-name="T35">02 = Rank <text:s text:c="2"/>(Rank that the prompt appears at)</text:span></text:p>
      <text:p text:style-name="P31"><text:s text:c="15"/><text:span text:style-name="T35">01 = Auto-Incremented Number <text:s text:c="2"/>(Keeps the prompts in order based on social link rank)</text:span></text:p>
      <text:p text:style-name="P31"/>
      <text:p text:style-name="P32"><text:s text:c="9"/><text:span text:style-name="T48">Dungeon Prompt Example: {DN}-{02D}{01}</text:span></text:p>
      <text:p text:style-name="P32"><text:s text:c="15"/><text:span text:style-name="T48">DN = Prompt Type</text:span></text:p>
      <text:p text:style-name="P32"><text:s text:c="15"/><text:span text:style-name="T48">02D = Associated Dungeon Number <text:s text:c="2"/>(Uses the dungeon ID then adds a D to the end)</text:span></text:p>
      <text:p text:style-name="P32"><text:s text:c="15"/><text:span text:style-name="T48">01 = Auto-Incremented ID Number <text:s text:c="2"/>(Keeps the prompts in order based on dungeon)</text:span></text:p>
      <text:p text:style-name="P32"/>
      <text:p text:style-name="P32"><text:s text:c="9"/><text:span text:style-name="T48">Story Prompt Example: {ST}-{20110412D}{01}</text:span></text:p>
      <text:p text:style-name="P33"><text:s text:c="15"/><text:span text:style-name="T49">ST = Prompt Type</text:span></text:p>
      <text:p text:style-name="P33"><text:s text:c="15"/><text:span text:style-name="T49">20110412D = Date <text:s text:c="2"/>(Uses the date that the prompt appears)</text:span></text:p>
      <text:p text:style-name="P33"><text:s text:c="15"/><text:span text:style-name="T49">01 = Auto-Incremented Number (Keeps the prompts in order based on prompt date)</text:span></text:p>
      <text:p text:style-name="P33"/>
      <text:p text:style-name="P33"><text:s text:c="9"/><text:span text:style-name="T49">Phone Prompt Example: {PH}-{}{}</text:span></text:p>
      <text:p text:style-name="P70"><text:s text:c="15"/><text:span text:style-name="T54">PH = </text:span></text:p>
      <text:p text:style-name="P70"><text:s text:c="15"/></text:p>
      <text:p text:style-name="P70"><text:s text:c="15"/></text:p>
      <text:p text:style-name="P33"><text:s text:c="15"/></text:p>
      <text:p text:style-name="P28"/>
      <text:p text:style-name="P32"><text:s text:c="9"/><text:span text:style-name="T29">Prompt Type Acronyms:</text:span></text:p>
      <text:p text:style-name="P32"><text:s text:c="15"/><text:span text:style-name="T33">DN = Dungeon Prompt</text:span></text:p>
      <text:p text:style-name="P27"><text:s text:c="15"/><text:span text:style-name="T33">FR = Friend Prompt</text:span></text:p>
      <text:p text:style-name="P37"><text:s text:c="15"/>L<text:span text:style-name="T48">C</text:span> = Lecture Prompt</text:p>
      <text:p text:style-name="P27"><text:s text:c="15"/><text:span text:style-name="T29">LV = Lover Prompt</text:span></text:p>
      <text:p text:style-name="P27"><text:s text:c="15"/><text:span text:style-name="T33">PH = Phone Prompt</text:span></text:p>
      <text:p text:style-name="P27"><text:s text:c="15"/><text:span text:style-name="T33">ST = Story Prompt</text:span></text:p>
      <text:p text:style-name="P22"/>
      <text:p text:style-name="P22"/>
      <text:p text:style-name="P22"/>
      <text:p text:style-name="P54">Arcana Number</text:p>
      <text:p text:style-name="P22"><text:s text:c="9"/>Inspiration: <text:span text:style-name="T34">Persona 4</text:span> and Roman Numerals</text:p>
      <text:p text:style-name="P22"><text:s text:c="9"/>Reference:</text:p>
      <text:p text:style-name="P22"><text:s text:c="15"/>Nulla <text:s/>= <text:s/>0</text:p>
      <text:p text:style-name="P22"><text:s text:c="15"/>I <text:s/>= <text:s/>1</text:p>
      <text:p text:style-name="P22"><text:s text:c="15"/>IV <text:s/>= <text:s/>4</text:p>
      <text:p text:style-name="P22"><text:s text:c="15"/>V <text:s/>= <text:s/>5</text:p>
      <text:p text:style-name="P22"><text:s text:c="15"/>IX <text:s/>= <text:s/>9</text:p>
      <text:p text:style-name="P22"><text:s text:c="15"/>X <text:s/>= <text:s/>10</text:p>
      <text:p text:style-name="P19"/>
      <text:p text:style-name="P19"/>
      <text:p text:style-name="P19"/>
      <text:p text:style-name="P53">Book IDs</text:p>
      <text:p text:style-name="P53"><text:span text:style-name="T11"><text:s text:c="9"/>Inspiration: Dewey Decimal Syste</text:span><text:span text:style-name="T12">m</text:span></text:p>
      <text:p text:style-name="P8"><text:s text:c="9"/>Reference:</text:p>
      <text:p text:style-name="P3"><text:span text:style-name="T21"><text:s text:c="15"/></text:span>000 <text:s text:c="4"/>Generalities</text:p>
      <text:p text:style-name="P2"><text:span text:style-name="T21"><text:s text:c="15"/></text:span><text:span text:style-name="T1">100 <text:s text:c="4"/>Philosophy and Psychology</text:span></text:p>
      <text:p text:style-name="P2"><text:span text:style-name="T21"><text:s text:c="15"/></text:span><text:span text:style-name="T1">200 <text:s text:c="4"/>Religion</text:span></text:p>
      <text:p text:style-name="P2"><text:soft-page-break/><text:span text:style-name="T21"><text:s text:c="15"/></text:span><text:span text:style-name="T1">300 <text:s text:c="4"/>Social Science</text:span></text:p>
      <text:p text:style-name="P2"><text:span text:style-name="T21"><text:s text:c="15"/></text:span><text:span text:style-name="T1">400 <text:s text:c="4"/>Language</text:span></text:p>
      <text:p text:style-name="P2"><text:span text:style-name="T21"><text:s text:c="15"/></text:span><text:span text:style-name="T1">500 <text:s text:c="4"/>Natural Science and Mathematics</text:span></text:p>
      <text:p text:style-name="P65"><text:span text:style-name="T21"><text:s text:c="15"/></text:span>600 <text:s text:c="4"/><text:span text:style-name="T3">Technology</text:span></text:p>
      <text:p text:style-name="P65"><text:span text:style-name="T21"><text:s text:c="15"/></text:span>700 <text:s text:c="4"/><text:span text:style-name="T3">Arts</text:span></text:p>
      <text:p text:style-name="P65"><text:span text:style-name="T21"><text:s text:c="15"/></text:span>800 <text:s text:c="4"/><text:span text:style-name="T3">Literature and Rhetoric</text:span></text:p>
      <text:p text:style-name="P65"><text:span text:style-name="T21"><text:s text:c="15"/></text:span>900 <text:s text:c="4"/>Geography and History</text:p>
      <text:p text:style-name="P2"/>
      <text:p text:style-name="P3"><text:s text:c="9"/>Numbers --&gt; Categories</text:p>
      <text:p text:style-name="P2"><text:span text:style-name="T21"><text:s text:c="15"/></text:span><text:span text:style-name="T1">000 <text:s text:c="4"/>General</text:span></text:p>
      <text:p text:style-name="P2"><text:span text:style-name="T21"><text:s text:c="15"/></text:span><text:span text:style-name="T1">100 <text:s text:c="4"/>Man’s Life Series</text:span></text:p>
      <text:p text:style-name="P2"><text:span text:style-name="T21"><text:s text:c="15"/></text:span><text:span text:style-name="T1">200 <text:s text:c="4"/>N U L L</text:span></text:p>
      <text:p text:style-name="P2"><text:span text:style-name="T21"><text:s text:c="15"/></text:span><text:span text:style-name="T1">300 <text:s text:c="4"/>Manuals</text:span></text:p>
      <text:p text:style-name="P2"><text:span text:style-name="T21"><text:s text:c="15"/></text:span><text:span text:style-name="T1">400 <text:s text:c="4"/>N U L L</text:span></text:p>
      <text:p text:style-name="P65"><text:span text:style-name="T21"><text:s text:c="15"/></text:span>500 <text:s text:c="4"/><text:span text:style-name="T20">N U L L</text:span></text:p>
      <text:p text:style-name="P65"><text:span text:style-name="T21"><text:s text:c="15"/></text:span>600 <text:s text:c="4"/><text:span text:style-name="T20">N U L L</text:span></text:p>
      <text:p text:style-name="P65"><text:span text:style-name="T21"><text:s text:c="15"/></text:span>700 <text:s text:c="4"/><text:span text:style-name="T18">Book for Underaged Readers</text:span></text:p>
      <text:p text:style-name="P65"><text:span text:style-name="T21"><text:s text:c="15"/></text:span>800 <text:s text:c="4"/><text:span text:style-name="T2">Timid Teacher Series</text:span></text:p>
      <text:p text:style-name="P65"><text:span text:style-name="T21"><text:s text:c="15"/></text:span>900 <text:s text:c="4"/><text:span text:style-name="T17">Miscellaneous</text:span></text:p>
      <text:p text:style-name="P66"><text:s text:c="9"/>Example: {300} {ram} :: ‘The Ramen Way’ by [Unknown Author]</text:p>
      <text:p text:style-name="P2"><text:span text:style-name="T21"><text:s text:c="15"/></text:span><text:span text:style-name="T17">300 = Subject Area</text:span></text:p>
      <text:p text:style-name="P2"><text:span text:style-name="T21"><text:s text:c="15"/></text:span><text:span text:style-name="T1">ram = First 3 letters of title but can be more. Do not count articles.</text:span></text:p>
      <text:p text:style-name="P2"/>
      <text:p text:style-name="P2"/>
      <text:p text:style-name="P2"/>
      <text:p text:style-name="P60">Exam IDs</text:p>
      <text:p text:style-name="P6"><text:s text:c="9"/><text:span text:style-name="T42">Example: {2011}{S1}{F}</text:span></text:p>
      <text:p text:style-name="P11"><text:s text:c="15"/>2011 = Exam’s year</text:p>
      <text:p text:style-name="P11"><text:s text:c="15"/>S1 = Semester Number</text:p>
      <text:p text:style-name="P11"><text:s text:c="15"/>F = Exam Type</text:p>
      <text:p text:style-name="P6"/>
      <text:p text:style-name="P6"><text:s text:c="9"/><text:span text:style-name="T42">Exam Type Acronyms:</text:span></text:p>
      <text:p text:style-name="P11"><text:s text:c="15"/><text:span text:style-name="T42">M = Mid Term</text:span></text:p>
      <text:p text:style-name="P11"><text:s text:c="15"/><text:span text:style-name="T42">F = Final</text:span></text:p>
      <text:p text:style-name="P40"/>
      <text:p text:style-name="P40"/>
      <text:p text:style-name="P40"/>
      <text:p text:style-name="P61">Exam <text:span text:style-name="T43">Question </text:span>IDs</text:p>
      <text:p text:style-name="P7"><text:s text:c="9"/><text:span text:style-name="T42">Example: {Q1}-{20110509}</text:span></text:p>
      <text:p text:style-name="P12"><text:s text:c="15"/>Q1 = Question Number On Exam</text:p>
      <text:p text:style-name="P12"><text:s text:c="15"/>20110509 = Question Section Date</text:p>
      <text:p text:style-name="P41"/>
      <text:p text:style-name="P41"/>
      <text:p text:style-name="P41"/>
      <text:p text:style-name="P62">Exam <text:span text:style-name="T44">Answer </text:span>IDs</text:p>
      <text:p text:style-name="P63"><text:span text:style-name="T13"><text:s text:c="9"/></text:span><text:span text:style-name="T14">Example: </text:span><text:span text:style-name="T45">{</text:span><text:span text:style-name="T36">A1</text:span><text:span text:style-name="T37">}</text:span><text:span text:style-name="T36">-</text:span><text:span text:style-name="T37">{</text:span><text:span text:style-name="T36">20110509</text:span><text:span text:style-name="T37">}{</text:span><text:span text:style-name="T36">Q1</text:span><text:span text:style-name="T37">}</text:span></text:p>
      <text:p text:style-name="P13"><text:s text:c="15"/><text:span text:style-name="T44">A</text:span>1 = <text:span text:style-name="T44">Answer</text:span> Number <text:span text:style-name="T44">For Question</text:span></text:p>
      <text:p text:style-name="P13"><text:soft-page-break/><text:s text:c="15"/>20110509 = <text:span text:style-name="T44">Date the Response is a Choice</text:span></text:p>
      <text:p text:style-name="P17"><text:span text:style-name="T24"><text:s text:c="15"/></text:span>Q1 = Question Number That Answer Belongs To</text:p>
      <text:p text:style-name="P42"/>
      <text:p text:style-name="P42"/>
      <text:p text:style-name="P42"/>
      <text:p text:style-name="P58"/>
      <text:p text:style-name="P57">Hangout IDs</text:p>
      <text:p text:style-name="P4"><text:s text:c="9"/><text:span text:style-name="T24">Inspiration: Graphic Card Models</text:span></text:p>
      <text:p text:style-name="P5"><text:s text:c="9"/><text:span text:style-name="T24">Reference: </text:span></text:p>
      <text:p text:style-name="P9"><text:s text:c="15"/>GTX 970</text:p>
      <text:p text:style-name="P9"><text:s text:c="21"/>9 _ _ = 9 series</text:p>
      <text:p text:style-name="P9"><text:s text:c="21"/>_ 70 = performance level</text:p>
      <text:p text:style-name="P10"><text:s text:c="15"/>GTX 1080 Ti</text:p>
      <text:p text:style-name="P9"><text:s text:c="21"/>10 _ _ = 10 series</text:p>
      <text:p text:style-name="P9"><text:s text:c="21"/>_ _ 80 = performance level</text:p>
      <text:p text:style-name="P9"><text:s text:c="21"/>Ti = bit more powerful than model of same performance level</text:p>
      <text:p text:style-name="P5"/>
      <text:p text:style-name="P5"><text:s text:c="9"/><text:span text:style-name="T25">Example: {SAH}-{20110416}{I}</text:span></text:p>
      <text:p text:style-name="P9"><text:s text:c="15"/>SAH = Schedule Arcana Hangout</text:p>
      <text:p text:style-name="P23"><text:span text:style-name="T27"><text:s text:c="15"/></text:span><text:span text:style-name="T26">20110416 = Date of Hangout [YYYYMMDD]</text:span></text:p>
      <text:p text:style-name="P23"><text:span text:style-name="T27"><text:s text:c="15"/></text:span><text:span text:style-name="T26">I = Arcana Number</text:span></text:p>
      <text:p text:style-name="P25"/>
      <text:p text:style-name="P25"/>
      <text:p text:style-name="P25"/>
      <text:p text:style-name="P59"><text:span text:style-name="T46">Quiz Answer</text:span> ID<text:span text:style-name="T46">s</text:span></text:p>
      <text:p text:style-name="P64"><text:span text:style-name="T13"><text:s text:c="9"/></text:span><text:span text:style-name="T15">Example: </text:span><text:span text:style-name="T16">{</text:span><text:span text:style-name="T36">A1</text:span><text:span text:style-name="T38">}</text:span><text:span text:style-name="T36">-</text:span><text:span text:style-name="T38">{</text:span><text:span text:style-name="T36">20110414</text:span><text:span text:style-name="T38">}{</text:span><text:span text:style-name="T36">QZ</text:span><text:span text:style-name="T38">}</text:span></text:p>
      <text:p text:style-name="P14"><text:s text:c="15"/><text:span text:style-name="T44">A</text:span>1 = <text:span text:style-name="T44">Answer</text:span> Number <text:span text:style-name="T44">For Question</text:span></text:p>
      <text:p text:style-name="P24"><text:span text:style-name="T27"><text:s text:c="15"/></text:span><text:span text:style-name="T39">20110414</text:span><text:span text:style-name="T26"> = Date of Pop Quiz [YYYYMMDD]</text:span></text:p>
      <text:p text:style-name="P24"><text:span text:style-name="T27"><text:s text:c="15"/></text:span><text:span text:style-name="T28">QZ</text:span><text:span text:style-name="T26"> = Denotes Data as a Quiz Response</text:span></text:p>
      <text:p text:style-name="P30"/>
      <text:p text:style-name="P30"/>
      <text:p text:style-name="P30"/>
      <text:p text:style-name="P59"><text:span text:style-name="T46">Quiz Question</text:span> IDs</text:p>
      <text:p text:style-name="P64"><text:span text:style-name="T13"><text:s text:c="8"/></text:span><text:span text:style-name="T15">Example: </text:span><text:span text:style-name="T16">{</text:span><text:span text:style-name="T36">QZ</text:span><text:span text:style-name="T38">}</text:span><text:span text:style-name="T36">-</text:span><text:span text:style-name="T38">{</text:span><text:span text:style-name="T36">20110414</text:span><text:span text:style-name="T38">}</text:span></text:p>
      <text:p text:style-name="P15"><text:s text:c="15"/><text:span text:style-name="T46">QZ</text:span> = <text:span text:style-name="T22">Denotes Data as a Quiz </text:span><text:span text:style-name="T23">Question</text:span></text:p>
      <text:p text:style-name="P24"><text:span text:style-name="T27"><text:s text:c="15"/></text:span><text:span text:style-name="T39">20110414</text:span><text:span text:style-name="T26"> = Date of Pop Quiz [YYYYMMDD]</text:span></text:p>
      <text:p text:style-name="P30"/>
      <text:p text:style-name="P30"/>
      <text:p text:style-name="P18"/>
      <text:p text:style-name="P48"><text:span text:style-name="T30">Social Link</text:span> IDs</text:p>
      <text:p text:style-name="P16"><text:s text:c="9"/><text:span text:style-name="T30">Inspiration: Auto-Increment</text:span></text:p>
      <text:p text:style-name="P16"/>
      <text:p text:style-name="P16"><text:s text:c="9"/><text:span text:style-name="T31">Example: {SL}{01}</text:span></text:p>
      <text:p text:style-name="P16"><text:s text:c="15"/><text:span text:style-name="T31">SL = Social Link</text:span></text:p>
      <text:p text:style-name="P16"><text:s text:c="15"/><text:span text:style-name="T31">01 = Social Link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0:55:23.765000000</meta:creation-date>
    <dc:date>2017-11-05T12:00:11.684000000</dc:date>
    <meta:editing-duration>P1DT56M51S</meta:editing-duration>
    <meta:editing-cycles>20</meta:editing-cycles>
    <meta:generator>LibreOffice/5.4.0.3$Windows_x86 LibreOffice_project/7556cbc6811c9d992f4064ab9287069087d7f62c</meta:generator>
    <meta:document-statistic meta:table-count="0" meta:image-count="0" meta:object-count="0" meta:page-count="4" meta:paragraph-count="139" meta:word-count="677" meta:character-count="5576" meta:non-whitespace-character-count="3172"/>
  </office:meta>
</office:document-meta>
</file>